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296" officeooo:paragraph-rsid="0009c296"/>
    </style:style>
    <style:style style:name="P2" style:family="paragraph" style:parent-style-name="Standard">
      <style:paragraph-properties fo:text-align="center" style:justify-single-word="false"/>
      <style:text-properties officeooo:rsid="0009c296" officeooo:paragraph-rsid="0009c296"/>
    </style:style>
    <style:style style:name="T1" style:family="text">
      <style:text-properties officeooo:rsid="000b6b57"/>
    </style:style>
    <style:style style:name="T2" style:family="text">
      <style:text-properties officeooo:rsid="000bd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use teach mode</text:p>
      <text:p text:style-name="P1"/>
      <text:p text:style-name="P1">1. <text:s/>/start<text:span text:style-name="T2">S</text:span>imualtion , make sure it is reading all the joint values.</text:p>
      <text:p text:style-name="P1">2. Set /XR1/RightArmChainModeChange and /XR1/RightArmChainModeChange to mode 3. This will activate gravity compensation. <text:span text:style-name="T1">(Be sure to grip the arm as hard as you can lol)</text:span></text:p>
      <text:p text:style-name="P1">3. You can now <text:s/>manipulate robot arms to different <text:span text:style-name="T2">positions.</text:span></text:p>
      <text:p text:style-name="P1">4. Publish a /XR1/RecordEFF <text:s/>std_msgs/Bool msg to save current EEF position in buffer.</text:p>
      <text:p text:style-name="P1">5. Publish a /XR1/WriteEFF <text:s text:c="2"/>std_msgs/Bool msg to save a txt file with all the EEF positions.</text:p>
      <text:p text:style-name="P1">6. The file will overwrite the teach.teach file in the current package EVERYTIME.</text:p>
      <text:p text:style-name="P1">7. The .teach file is saved as a csv file, the data <text:span text:style-name="T2">layout is as followed</text:span> :</text:p>
      <text:p text:style-name="P1"/>
      <text:p text:style-name="P1"/>
      <text:p text:style-name="P1">Left Arm Quaternion (4 number , w , x , y , z) , Left Arm Position (3 number , x,y,z) , Right Arm Quaternion (4 number , w , x , y , z) , Right Arm Position (3 number , x,y,z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30:18.274283869</meta:creation-date>
    <dc:date>2019-01-11T14:40:42.733128453</dc:date>
    <meta:editing-duration>PT10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54" meta:character-count="830" meta:non-whitespace-character-count="679"/>
  </office:meta>
</office:document-meta>
</file>